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cm" draw:marker-start-width="0.295cm" draw:marker-end-width="0.295cm" draw:fill-color="#ffffff" draw:opacity="0%" draw:textarea-vertical-align="middle" fo:padding-top="0.14cm" fo:padding-bottom="0.14cm" fo:padding-left="0.265cm" fo:padding-right="0.265cm" draw:shadow-opacity="0%" loext:decorative="false"/>
    </style:style>
    <style:style style:name="gr2" style:family="graphic" style:parent-style-name="objectwithoutfill">
      <style:graphic-properties draw:stroke="dash" draw:stroke-dash="Ultrafine_20_2_20_Dots_20_3_20_Dashes" draw:fill="none" draw:textarea-vertical-align="middle" loext:decorative="false"/>
    </style:style>
    <style:style style:name="gr3" style:family="graphic" style:parent-style-name="standard">
      <style:graphic-properties svg:stroke-width="0.03cm" svg:stroke-color="#0000ff" draw:marker-start-width="0.25cm" draw:marker-end-width="0.25cm" draw:fill="solid" draw:fill-color="#ffffff" draw:opacity="0%" draw:textarea-vertical-align="middle" fo:padding-top="0.14cm" fo:padding-bottom="0.14cm" fo:padding-left="0.265cm" fo:padding-right="0.265cm" draw:shadow-opacity="0%" loext:decorative="false"/>
    </style:style>
    <style:style style:name="gr4" style:family="graphic" style:parent-style-name="objectwithoutfill">
      <style:graphic-properties svg:stroke-width="0.01cm" draw:marker-start-width="0.22cm" draw:marker-end-width="0.22cm" draw:fill="none" draw:textarea-vertical-align="middle" fo:padding-top="0.13cm" fo:padding-bottom="0.13cm" fo:padding-left="0.255cm" fo:padding-right="0.255cm" loext:decorative="false"/>
    </style:style>
    <style:style style:name="gr5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713cm" fo:min-width="0.802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objectwithoutfill">
      <style:graphic-properties svg:stroke-width="0.05cm" draw:marker-start="Small_20_Arrow" draw:marker-start-width="0.15cm" draw:marker-end="Small_20_Arrow" draw:marker-end-width="0.15cm" draw:fill="none" draw:textarea-vertical-align="middle" fo:padding-top="0.15cm" fo:padding-bottom="0.15cm" fo:padding-left="0.275cm" fo:padding-right="0.275cm" loext:decorative="false"/>
    </style:style>
    <style:style style:name="gr8" style:family="graphic" style:parent-style-name="objectwithoutfill">
      <style:graphic-properties draw:stroke="dash" draw:stroke-dash="Ultrafine_20_Dashed" draw:fill="none" draw:textarea-vertical-align="middle" loext:decorative="false"/>
    </style:style>
    <style:style style:name="gr9" style:family="graphic" style:parent-style-name="objectwithoutfill">
      <style:graphic-properties svg:stroke-width="0.05cm" draw:marker-start="Small_20_Arrow" draw:marker-start-width="0.15cm" draw:marker-end="" draw:marker-end-width="0.15cm" draw:fill="none" draw:textarea-vertical-align="middle" fo:padding-top="0.15cm" fo:padding-bottom="0.15cm" fo:padding-left="0.275cm" fo:padding-right="0.275cm" loext:decorative="false"/>
    </style:style>
    <style:style style:name="gr10" style:family="graphic" style:parent-style-name="objectwithoutfill">
      <style:graphic-properties svg:stroke-width="0.05cm" svg:stroke-color="#dd0000" draw:marker-start="Small_20_Arrow" draw:marker-start-width="0.15cm" draw:marker-end="" draw:marker-end-width="0.15cm" draw:fill="none" draw:textarea-vertical-align="middle" fo:padding-top="0.15cm" fo:padding-bottom="0.15cm" fo:padding-left="0.275cm" fo:padding-right="0.275cm" loext:decorative="false"/>
    </style:style>
    <style:style style:name="gr11" style:family="graphic" style:parent-style-name="standard">
      <style:graphic-properties svg:stroke-width="0.03cm" svg:stroke-color="#000000" draw:marker-start-width="0.25cm" draw:marker-end-width="0.25cm" draw:fill="solid" draw:fill-color="#ccffcc" draw:textarea-vertical-align="middle" fo:padding-top="0.14cm" fo:padding-bottom="0.14cm" fo:padding-left="0.265cm" fo:padding-right="0.265cm" loext:decorative="false"/>
    </style:style>
    <style:style style:name="gr12" style:family="graphic" style:parent-style-name="standard">
      <style:graphic-properties svg:stroke-width="0.03cm" svg:stroke-color="#000000" draw:marker-start-width="0.25cm" draw:marker-end-width="0.25cm" draw:fill="solid" draw:fill-color="#ff9696" draw:textarea-vertical-align="middle" fo:padding-top="0.14cm" fo:padding-bottom="0.14cm" fo:padding-left="0.265cm" fo:padding-right="0.265cm" loext:decorative="false"/>
    </style:style>
    <style:style style:name="gr13" style:family="graphic" style:parent-style-name="standard">
      <style:graphic-properties svg:stroke-width="0.03cm" svg:stroke-color="#000000" draw:marker-start-width="0.25cm" draw:marker-end-width="0.25cm" draw:fill="solid" draw:fill-color="#ffff00" draw:textarea-vertical-align="middle" fo:padding-top="0.14cm" fo:padding-bottom="0.14cm" fo:padding-left="0.265cm" fo:padding-right="0.265cm" loext:decorative="false"/>
    </style:style>
    <style:style style:name="P1" style:family="paragraph">
      <loext:graphic-properties draw:fill-color="#ffffff" draw:opacity="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 draw:opacity="0%"/>
      <style:paragraph-properties fo:text-align="center"/>
    </style:style>
    <style:style style:name="P4" style:family="paragraph">
      <loext:graphic-properties draw:fill="none" draw:fill-color="#ffffff"/>
      <style:text-properties fo:color="#000000" loext:opacity="100%" fo:font-weight="bold"/>
    </style:style>
    <style:style style:name="P5" style:family="paragraph">
      <loext:graphic-properties draw:fill="none" draw:fill-color="#ffffff"/>
      <style:text-properties fo:color="#000000" loext:opacity="100%" fo:font-weight="bold" style:font-weight-asian="normal" style:font-weight-complex="normal"/>
    </style:style>
    <style:style style:name="P6" style:family="paragraph">
      <loext:graphic-properties draw:fill="none" draw:fill-color="#ffffff"/>
      <style:text-properties fo:color="#000000" loext:opacity="100%" fo:font-weight="normal"/>
    </style:style>
    <style:style style:name="P7" style:family="paragraph">
      <loext:graphic-properties draw:fill="none" draw:fill-color="#ffffff"/>
      <style:text-properties fo:color="#000000" loext:opacity="100%" fo:font-weight="normal" style:font-weight-asian="normal" style:font-weight-complex="normal"/>
    </style:style>
    <style:style style:name="P8" style:family="paragraph">
      <loext:graphic-properties draw:fill="none" draw:fill-color="#ffffff"/>
      <style:text-properties fo:color="#000000" loext:opacity="100%" fo:font-weight="bold" style:font-weight-asian="bold" style:font-weight-complex="bold"/>
    </style:style>
    <style:style style:name="P9" style:family="paragraph">
      <loext:graphic-properties draw:fill="none" draw:fill-color="#ffffff"/>
      <style:text-properties fo:color="#dd0000" loext:opacity="100%" fo:font-weight="bold" style:font-weight-asian="normal" style:font-weight-complex="normal"/>
    </style:style>
    <style:style style:name="P10" style:family="paragraph">
      <loext:graphic-properties draw:fill="solid" draw:fill-color="#ccffcc"/>
      <style:paragraph-properties fo:text-align="center"/>
    </style:style>
    <style:style style:name="P11" style:family="paragraph">
      <loext:graphic-properties draw:fill="solid" draw:fill-color="#ff9696"/>
      <style:paragraph-properties fo:text-align="center"/>
    </style:style>
    <style:style style:name="P12" style:family="paragraph">
      <loext:graphic-properties draw:fill="solid" draw:fill-color="#ffff00"/>
      <style:paragraph-properties fo:text-align="center"/>
    </style:style>
    <style:style style:name="P13" style:family="paragraph">
      <style:text-properties fo:font-size="10pt" fo:font-weight="bold" style:font-size-asian="10pt" style:font-weight-asian="bold" style:font-size-complex="10pt" style:font-weight-complex="bold"/>
    </style:style>
    <style:style style:name="P14" style:family="paragraph">
      <loext:graphic-properties draw:fill="none" draw:fill-color="#ffffff"/>
      <style:text-properties fo:color="#000000" loext:opacity="100%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000000" loext:opacity="100%" fo:font-weight="bold"/>
    </style:style>
    <style:style style:name="T2" style:family="text">
      <style:text-properties fo:color="#000000" loext:opacity="100%" fo:font-weight="bold" style:font-weight-asian="normal" style:font-weight-complex="normal"/>
    </style:style>
    <style:style style:name="T3" style:family="text">
      <style:text-properties fo:color="#000000" loext:opacity="100%" fo:font-weight="normal"/>
    </style:style>
    <style:style style:name="T4" style:family="text">
      <style:text-properties fo:color="#000000" loext:opacity="100%" fo:font-weight="normal" style:font-weight-asian="normal" style:font-weight-complex="normal"/>
    </style:style>
    <style:style style:name="T5" style:family="text">
      <style:text-properties fo:color="#000000" loext:opacity="100%" fo:font-weight="bold" style:font-weight-asian="bold" style:font-weight-complex="bold"/>
    </style:style>
    <style:style style:name="T6" style:family="text">
      <style:text-properties fo:color="#dd0000" loext:opacity="100%" fo:font-weight="bold" style:font-weight-asian="normal" style:font-weight-complex="normal"/>
    </style:style>
    <style:style style:name="T7" style:family="text">
      <style:text-properties fo:color="#000000" loext:opacity="100%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ircle draw:style-name="gr1" draw:text-style-name="P1" draw:layer="layout" svg:width="0.2cm" svg:height="0.2cm" svg:x="6.9cm" svg:y="4.9cm">
          <text:p/>
        </draw:circle>
        <draw:line draw:style-name="gr2" draw:text-style-name="P2" draw:layer="layout" svg:x1="7cm" svg:y1="1.9cm" svg:x2="7cm" svg:y2="8.1cm">
          <text:p/>
        </draw:line>
        <draw:rect draw:style-name="gr3" draw:text-style-name="P3" draw:layer="layout" svg:width="8cm" svg:height="6cm" svg:x="3cm" svg:y="2cm">
          <text:p/>
        </draw:rect>
        <draw:line draw:style-name="gr2" draw:text-style-name="P2" draw:layer="layout" svg:x1="11.1cm" svg:y1="5cm" svg:x2="2.9cm" svg:y2="5cm">
          <text:p/>
        </draw:line>
        <draw:line draw:style-name="gr4" draw:text-style-name="P2" draw:layer="layout" svg:x1="3cm" svg:y1="8cm" svg:x2="11cm" svg:y2="2cm">
          <text:p/>
        </draw:line>
        <draw:polyline draw:style-name="gr5" draw:text-style-name="P2" draw:layer="layout" svg:width="8.543cm" svg:height="1.404cm" draw:transform="rotate (-0.358839694210034) translate (3.00020710993216cm 1.99944782277897cm)" svg:viewBox="0 0 8544 1405" draw:points="0,1 4799,1405 8544,0">
          <text:p/>
        </draw:polyline>
        <draw:frame draw:style-name="gr6" draw:text-style-name="P4" draw:layer="layout" svg:width="0.6cm" svg:height="0.9cm" svg:x="11.1cm" svg:y="4.5cm">
          <draw:text-box>
            <text:p><text:span text:style-name="T1">1</text:span></text:p>
          </draw:text-box>
        </draw:frame>
        <draw:frame draw:style-name="gr6" draw:text-style-name="P4" draw:layer="layout" svg:width="0.6cm" svg:height="0.9cm" svg:x="11.1cm" svg:y="8.1cm">
          <draw:text-box>
            <text:p><text:span text:style-name="T1">8</text:span></text:p>
          </draw:text-box>
        </draw:frame>
        <draw:frame draw:style-name="gr6" draw:text-style-name="P4" draw:layer="layout" svg:width="0.6cm" svg:height="0.9cm" svg:x="6.7cm" svg:y="8.1cm">
          <draw:text-box>
            <text:p><text:span text:style-name="T1">7</text:span></text:p>
          </draw:text-box>
        </draw:frame>
        <draw:circle draw:style-name="gr1" draw:text-style-name="P1" draw:layer="layout" svg:width="0.2cm" svg:height="0.2cm" svg:x="10.9cm" svg:y="4.9cm">
          <text:p/>
        </draw:circle>
        <draw:frame draw:style-name="gr6" draw:text-style-name="P4" draw:layer="layout" svg:width="0.6cm" svg:height="0.9cm" svg:x="11.1cm" svg:y="1.1cm">
          <draw:text-box>
            <text:p><text:span text:style-name="T1">2</text:span></text:p>
          </draw:text-box>
        </draw:frame>
        <draw:frame draw:style-name="gr6" draw:text-style-name="P4" draw:layer="layout" svg:width="0.6cm" svg:height="0.9cm" svg:x="6.7cm" svg:y="1.1cm">
          <draw:text-box>
            <text:p><text:span text:style-name="T1">3</text:span></text:p>
          </draw:text-box>
        </draw:frame>
        <draw:frame draw:style-name="gr6" draw:text-style-name="P4" draw:layer="layout" svg:width="0.6cm" svg:height="0.9cm" svg:x="2.3cm" svg:y="1.1cm">
          <draw:text-box>
            <text:p><text:span text:style-name="T1">4</text:span></text:p>
          </draw:text-box>
        </draw:frame>
        <draw:frame draw:style-name="gr6" draw:text-style-name="P4" draw:layer="layout" svg:width="0.6cm" svg:height="0.9cm" svg:x="2.3cm" svg:y="4.5cm">
          <draw:text-box>
            <text:p><text:span text:style-name="T1">5</text:span></text:p>
          </draw:text-box>
        </draw:frame>
        <draw:frame draw:style-name="gr6" draw:text-style-name="P4" draw:layer="layout" svg:width="0.6cm" svg:height="0.9cm" svg:x="2.3cm" svg:y="8.1cm">
          <draw:text-box>
            <text:p><text:span text:style-name="T1">6</text:span></text:p>
          </draw:text-box>
        </draw:frame>
        <draw:circle draw:style-name="gr1" draw:text-style-name="P1" draw:layer="layout" svg:width="0.2cm" svg:height="0.2cm" svg:x="10.9cm" svg:y="7.9cm">
          <text:p/>
        </draw:circle>
        <draw:circle draw:style-name="gr1" draw:text-style-name="P1" draw:layer="layout" svg:width="0.2cm" svg:height="0.2cm" svg:x="6.9cm" svg:y="7.9cm">
          <text:p/>
        </draw:circle>
        <draw:circle draw:style-name="gr1" draw:text-style-name="P1" draw:layer="layout" svg:width="0.2cm" svg:height="0.2cm" svg:x="2.9cm" svg:y="7.9cm">
          <text:p/>
        </draw:circle>
        <draw:circle draw:style-name="gr1" draw:text-style-name="P1" draw:layer="layout" svg:width="0.2cm" svg:height="0.2cm" svg:x="2.9cm" svg:y="4.9cm">
          <text:p/>
        </draw:circle>
        <draw:circle draw:style-name="gr1" draw:text-style-name="P1" draw:layer="layout" svg:width="0.2cm" svg:height="0.2cm" svg:x="2.9cm" svg:y="1.9cm">
          <text:p/>
        </draw:circle>
        <draw:circle draw:style-name="gr1" draw:text-style-name="P1" draw:layer="layout" svg:width="0.2cm" svg:height="0.2cm" svg:x="6.9cm" svg:y="1.9cm">
          <text:p/>
        </draw:circle>
        <draw:circle draw:style-name="gr1" draw:text-style-name="P1" draw:layer="layout" svg:width="0.2cm" svg:height="0.2cm" svg:x="10.9cm" svg:y="1.9cm">
          <text:p/>
        </draw:circle>
        <draw:line draw:style-name="gr4" draw:text-style-name="P2" draw:layer="layout" svg:x1="3cm" svg:y1="2cm" svg:x2="11cm" svg:y2="8cm">
          <text:p/>
        </draw:line>
        <draw:circle draw:style-name="gr1" draw:text-style-name="P1" draw:layer="layout" svg:width="0.2cm" svg:height="0.2cm" svg:x="13.9cm" svg:y="4.9cm">
          <text:p/>
        </draw:circle>
        <draw:line draw:style-name="gr2" draw:text-style-name="P2" draw:layer="layout" svg:x1="16cm" svg:y1="1.9cm" svg:x2="16cm" svg:y2="5.1cm">
          <text:p/>
        </draw:line>
        <draw:rect draw:style-name="gr3" draw:text-style-name="P3" draw:layer="layout" svg:width="4cm" svg:height="3cm" svg:x="14cm" svg:y="2cm">
          <text:p/>
        </draw:rect>
        <draw:line draw:style-name="gr2" draw:text-style-name="P2" draw:layer="layout" svg:x1="18.1cm" svg:y1="3.5cm" svg:x2="13.9cm" svg:y2="3.5cm">
          <text:p/>
        </draw:line>
        <draw:line draw:style-name="gr4" draw:text-style-name="P2" draw:layer="layout" svg:x1="14cm" svg:y1="5cm" svg:x2="18cm" svg:y2="2cm">
          <text:p/>
        </draw:line>
        <draw:polyline draw:style-name="gr7" draw:text-style-name="P2" draw:layer="layout" svg:width="4.271cm" svg:height="0.701cm" draw:transform="rotate (-0.358839694210034) translate (14.0001035549661cm 1.99972391138949cm)" svg:viewBox="0 0 4272 702" draw:points="0,0 2399,702 4272,0">
          <text:p/>
        </draw:polyline>
        <draw:frame draw:style-name="gr6" draw:text-style-name="P4" draw:layer="layout" svg:width="0.6cm" svg:height="0.9cm" svg:x="18.2cm" svg:y="2.9cm">
          <draw:text-box>
            <text:p><text:span text:style-name="T1">1</text:span></text:p>
          </draw:text-box>
        </draw:frame>
        <draw:frame draw:style-name="gr6" draw:text-style-name="P4" draw:layer="layout" svg:width="0.6cm" svg:height="0.9cm" svg:x="18.2cm" svg:y="5.1cm">
          <draw:text-box>
            <text:p><text:span text:style-name="T1">8</text:span></text:p>
          </draw:text-box>
        </draw:frame>
        <draw:frame draw:style-name="gr6" draw:text-style-name="P4" draw:layer="layout" svg:width="0.6cm" svg:height="0.9cm" svg:x="15.7cm" svg:y="5.1cm">
          <draw:text-box>
            <text:p><text:span text:style-name="T1">7</text:span></text:p>
          </draw:text-box>
        </draw:frame>
        <draw:circle draw:style-name="gr1" draw:text-style-name="P1" draw:layer="layout" svg:width="0.2cm" svg:height="0.2cm" svg:x="17.9cm" svg:y="4.9cm">
          <text:p/>
        </draw:circle>
        <draw:frame draw:style-name="gr6" draw:text-style-name="P4" draw:layer="layout" svg:width="0.6cm" svg:height="0.9cm" svg:x="18.2cm" svg:y="1.1cm">
          <draw:text-box>
            <text:p><text:span text:style-name="T1">2</text:span></text:p>
          </draw:text-box>
        </draw:frame>
        <draw:frame draw:style-name="gr6" draw:text-style-name="P4" draw:layer="layout" svg:width="0.6cm" svg:height="0.9cm" svg:x="15.7cm" svg:y="1.1cm">
          <draw:text-box>
            <text:p><text:span text:style-name="T1">3</text:span></text:p>
          </draw:text-box>
        </draw:frame>
        <draw:frame draw:style-name="gr6" draw:text-style-name="P4" draw:layer="layout" svg:width="0.6cm" svg:height="0.9cm" svg:x="13.2cm" svg:y="1.1cm">
          <draw:text-box>
            <text:p><text:span text:style-name="T1">4</text:span></text:p>
          </draw:text-box>
        </draw:frame>
        <draw:frame draw:style-name="gr6" draw:text-style-name="P4" draw:layer="layout" svg:width="0.6cm" svg:height="0.9cm" svg:x="13.2cm" svg:y="3cm">
          <draw:text-box>
            <text:p><text:span text:style-name="T1">5</text:span></text:p>
          </draw:text-box>
        </draw:frame>
        <draw:frame draw:style-name="gr6" draw:text-style-name="P4" draw:layer="layout" svg:width="0.6cm" svg:height="0.9cm" svg:x="13.2cm" svg:y="5.1cm">
          <draw:text-box>
            <text:p><text:span text:style-name="T1">6</text:span></text:p>
          </draw:text-box>
        </draw:frame>
        <draw:circle draw:style-name="gr1" draw:text-style-name="P1" draw:layer="layout" svg:width="0.2cm" svg:height="0.2cm" svg:x="17.9cm" svg:y="3.4cm">
          <text:p/>
        </draw:circle>
        <draw:circle draw:style-name="gr1" draw:text-style-name="P1" draw:layer="layout" svg:width="0.2cm" svg:height="0.2cm" svg:x="15.9cm" svg:y="4.9cm">
          <text:p/>
        </draw:circle>
        <draw:circle draw:style-name="gr1" draw:text-style-name="P1" draw:layer="layout" svg:width="0.2cm" svg:height="0.2cm" svg:x="10.9cm" svg:y="7.9cm">
          <text:p/>
        </draw:circle>
        <draw:circle draw:style-name="gr1" draw:text-style-name="P1" draw:layer="layout" svg:width="0.2cm" svg:height="0.2cm" svg:x="10.9cm" svg:y="4.9cm">
          <text:p/>
        </draw:circle>
        <draw:circle draw:style-name="gr1" draw:text-style-name="P1" draw:layer="layout" svg:width="0.2cm" svg:height="0.2cm" svg:x="10.9cm" svg:y="1.9cm">
          <text:p/>
        </draw:circle>
        <draw:circle draw:style-name="gr1" draw:text-style-name="P1" draw:layer="layout" svg:width="0.2cm" svg:height="0.2cm" svg:x="13.9cm" svg:y="1.9cm">
          <text:p/>
        </draw:circle>
        <draw:circle draw:style-name="gr1" draw:text-style-name="P1" draw:layer="layout" svg:width="0.2cm" svg:height="0.2cm" svg:x="17.9cm" svg:y="1.9cm">
          <text:p/>
        </draw:circle>
        <draw:line draw:style-name="gr4" draw:text-style-name="P2" draw:layer="layout" svg:x1="14cm" svg:y1="2cm" svg:x2="18cm" svg:y2="5cm">
          <text:p/>
        </draw:line>
        <draw:circle draw:style-name="gr1" draw:text-style-name="P1" draw:layer="layout" svg:width="0.2cm" svg:height="0.2cm" svg:x="15.9cm" svg:y="1.9cm">
          <text:p/>
        </draw:circle>
        <draw:circle draw:style-name="gr1" draw:text-style-name="P1" draw:layer="layout" svg:width="0.2cm" svg:height="0.2cm" svg:x="13.9cm" svg:y="3.4cm">
          <text:p/>
        </draw:circle>
        <draw:circle draw:style-name="gr1" draw:text-style-name="P1" draw:layer="layout" svg:width="0.2cm" svg:height="0.2cm" svg:x="2.9cm" svg:y="26.9cm">
          <text:p/>
        </draw:circle>
        <draw:line draw:style-name="gr2" draw:text-style-name="P2" draw:layer="layout" svg:x1="5cm" svg:y1="23.9cm" svg:x2="5cm" svg:y2="27.1cm">
          <text:p/>
        </draw:line>
        <draw:rect draw:style-name="gr3" draw:text-style-name="P3" draw:layer="layout" svg:width="4cm" svg:height="3cm" svg:x="3cm" svg:y="24cm">
          <text:p/>
        </draw:rect>
        <draw:line draw:style-name="gr2" draw:text-style-name="P2" draw:layer="layout" svg:x1="7.1cm" svg:y1="25.5cm" svg:x2="2.9cm" svg:y2="25.5cm">
          <text:p/>
        </draw:line>
        <draw:line draw:style-name="gr4" draw:text-style-name="P2" draw:layer="layout" svg:x1="3cm" svg:y1="27cm" svg:x2="7cm" svg:y2="24cm">
          <text:p/>
        </draw:line>
        <draw:polyline draw:style-name="gr7" draw:text-style-name="P2" draw:layer="layout" svg:width="4.271cm" svg:height="0.701cm" draw:transform="rotate (-0.358839694210034) translate (3.00010355496608cm 23.9997239113895cm)" svg:viewBox="0 0 4272 702" draw:points="0,0 2399,702 4272,0">
          <text:p/>
        </draw:polyline>
        <draw:frame draw:style-name="gr6" draw:text-style-name="P4" draw:layer="layout" svg:width="0.6cm" svg:height="0.9cm" svg:x="7.2cm" svg:y="24.9cm">
          <draw:text-box>
            <text:p><text:span text:style-name="T1">1</text:span></text:p>
          </draw:text-box>
        </draw:frame>
        <draw:frame draw:style-name="gr6" draw:text-style-name="P4" draw:layer="layout" svg:width="0.6cm" svg:height="0.9cm" svg:x="7.2cm" svg:y="27.1cm">
          <draw:text-box>
            <text:p><text:span text:style-name="T1">8</text:span></text:p>
          </draw:text-box>
        </draw:frame>
        <draw:frame draw:style-name="gr6" draw:text-style-name="P4" draw:layer="layout" svg:width="0.6cm" svg:height="0.9cm" svg:x="4.7cm" svg:y="27.1cm">
          <draw:text-box>
            <text:p><text:span text:style-name="T1">7</text:span></text:p>
          </draw:text-box>
        </draw:frame>
        <draw:circle draw:style-name="gr1" draw:text-style-name="P1" draw:layer="layout" svg:width="0.2cm" svg:height="0.2cm" svg:x="6.9cm" svg:y="26.9cm">
          <text:p/>
        </draw:circle>
        <draw:frame draw:style-name="gr6" draw:text-style-name="P4" draw:layer="layout" svg:width="0.6cm" svg:height="0.9cm" svg:x="7.2cm" svg:y="23.1cm">
          <draw:text-box>
            <text:p><text:span text:style-name="T1">2</text:span></text:p>
          </draw:text-box>
        </draw:frame>
        <draw:frame draw:style-name="gr6" draw:text-style-name="P4" draw:layer="layout" svg:width="0.6cm" svg:height="0.9cm" svg:x="4.7cm" svg:y="23.1cm">
          <draw:text-box>
            <text:p><text:span text:style-name="T1">3</text:span></text:p>
          </draw:text-box>
        </draw:frame>
        <draw:frame draw:style-name="gr6" draw:text-style-name="P4" draw:layer="layout" svg:width="0.6cm" svg:height="0.9cm" svg:x="2.2cm" svg:y="23.1cm">
          <draw:text-box>
            <text:p><text:span text:style-name="T1">4</text:span></text:p>
          </draw:text-box>
        </draw:frame>
        <draw:frame draw:style-name="gr6" draw:text-style-name="P4" draw:layer="layout" svg:width="0.6cm" svg:height="0.9cm" svg:x="2.2cm" svg:y="25cm">
          <draw:text-box>
            <text:p><text:span text:style-name="T1">5</text:span></text:p>
          </draw:text-box>
        </draw:frame>
        <draw:frame draw:style-name="gr6" draw:text-style-name="P4" draw:layer="layout" svg:width="0.6cm" svg:height="0.9cm" svg:x="2.2cm" svg:y="27.1cm">
          <draw:text-box>
            <text:p><text:span text:style-name="T1">6</text:span></text:p>
          </draw:text-box>
        </draw:frame>
        <draw:circle draw:style-name="gr1" draw:text-style-name="P1" draw:layer="layout" svg:width="0.2cm" svg:height="0.2cm" svg:x="6.9cm" svg:y="25.4cm">
          <text:p/>
        </draw:circle>
        <draw:circle draw:style-name="gr1" draw:text-style-name="P1" draw:layer="layout" svg:width="0.2cm" svg:height="0.2cm" svg:x="4.9cm" svg:y="26.9cm">
          <text:p/>
        </draw:circle>
        <draw:circle draw:style-name="gr1" draw:text-style-name="P1" draw:layer="layout" svg:width="0.2cm" svg:height="0.2cm" svg:x="2.9cm" svg:y="23.9cm">
          <text:p/>
        </draw:circle>
        <draw:circle draw:style-name="gr1" draw:text-style-name="P1" draw:layer="layout" svg:width="0.2cm" svg:height="0.2cm" svg:x="6.9cm" svg:y="23.9cm">
          <text:p/>
        </draw:circle>
        <draw:line draw:style-name="gr4" draw:text-style-name="P2" draw:layer="layout" svg:x1="3cm" svg:y1="24cm" svg:x2="7cm" svg:y2="27cm">
          <text:p/>
        </draw:line>
        <draw:circle draw:style-name="gr1" draw:text-style-name="P1" draw:layer="layout" svg:width="0.2cm" svg:height="0.2cm" svg:x="4.9cm" svg:y="23.9cm">
          <text:p/>
        </draw:circle>
        <draw:circle draw:style-name="gr1" draw:text-style-name="P1" draw:layer="layout" svg:width="0.2cm" svg:height="0.2cm" svg:x="2.9cm" svg:y="25.4cm">
          <text:p/>
        </draw:circle>
        <draw:rect draw:style-name="gr3" draw:text-style-name="P3" draw:layer="layout" svg:width="1.6cm" svg:height="1.2cm" svg:x="2.4cm" svg:y="18cm">
          <text:p/>
        </draw:rect>
        <draw:line draw:style-name="gr8" draw:text-style-name="P2" draw:layer="layout" svg:x1="3.2cm" svg:y1="18cm" svg:x2="3.2cm" svg:y2="19.2cm">
          <text:p/>
        </draw:line>
        <draw:line draw:style-name="gr8" draw:text-style-name="P2" draw:layer="layout" svg:x1="4cm" svg:y1="18.6cm" svg:x2="2.4cm" svg:y2="18.6cm">
          <text:p/>
        </draw:line>
        <draw:frame draw:style-name="gr6" draw:text-style-name="P5" draw:layer="layout" svg:width="0.2cm" svg:height="0.4cm" svg:x="4.1cm" svg:y="18.4cm">
          <draw:text-box>
            <text:p><text:span text:style-name="T2">1</text:span></text:p>
          </draw:text-box>
        </draw:frame>
        <draw:frame draw:style-name="gr6" draw:text-style-name="P6" draw:layer="layout" svg:width="0.2cm" svg:height="0.4cm" svg:x="4.1cm" svg:y="17.6cm">
          <draw:text-box>
            <text:p><text:span text:style-name="T3">2</text:span></text:p>
          </draw:text-box>
        </draw:frame>
        <draw:frame draw:style-name="gr6" draw:text-style-name="P7" draw:layer="layout" svg:width="0.2cm" svg:height="0.4cm" svg:x="2.1cm" svg:y="17.6cm">
          <draw:text-box>
            <text:p><text:span text:style-name="T4">4</text:span></text:p>
          </draw:text-box>
        </draw:frame>
        <draw:frame draw:style-name="gr6" draw:text-style-name="P6" draw:layer="layout" svg:width="0.2cm" svg:height="0.4cm" svg:x="3.1cm" svg:y="17.6cm">
          <draw:text-box>
            <text:p><text:span text:style-name="T3">3</text:span></text:p>
          </draw:text-box>
        </draw:frame>
        <draw:frame draw:style-name="gr6" draw:text-style-name="P6" draw:layer="layout" svg:width="0.2cm" svg:height="0.4cm" svg:x="2.1cm" svg:y="18.4cm">
          <draw:text-box>
            <text:p><text:span text:style-name="T3">5</text:span></text:p>
          </draw:text-box>
        </draw:frame>
        <draw:frame draw:style-name="gr6" draw:text-style-name="P7" draw:layer="layout" svg:width="0.2cm" svg:height="0.4cm" svg:x="2.1cm" svg:y="19.2cm">
          <draw:text-box>
            <text:p><text:span text:style-name="T4">6</text:span></text:p>
          </draw:text-box>
        </draw:frame>
        <draw:frame draw:style-name="gr6" draw:text-style-name="P6" draw:layer="layout" svg:width="0.2cm" svg:height="0.4cm" svg:x="3.1cm" svg:y="19.2cm">
          <draw:text-box>
            <text:p><text:span text:style-name="T3">7</text:span></text:p>
          </draw:text-box>
        </draw:frame>
        <draw:frame draw:style-name="gr6" draw:text-style-name="P6" draw:layer="layout" svg:width="0.2cm" svg:height="0.4cm" svg:x="4.1cm" svg:y="19.2cm">
          <draw:text-box>
            <text:p><text:span text:style-name="T3">8</text:span></text:p>
          </draw:text-box>
        </draw:frame>
        <draw:polyline draw:style-name="gr9" draw:text-style-name="P2" draw:layer="layout" svg:width="1.497cm" svg:height="0.561cm" draw:transform="rotate (-0.358839694210034) translate (2.59733289668209cm 18.0738894008116cm)" svg:viewBox="0 0 1498 562" draw:points="1498,0 749,281 0,562">
          <text:p/>
        </draw:polyline>
        <draw:rect draw:style-name="gr3" draw:text-style-name="P3" draw:layer="layout" svg:width="1.6cm" svg:height="1.2cm" svg:x="5.4cm" svg:y="18cm">
          <text:p/>
        </draw:rect>
        <draw:line draw:style-name="gr8" draw:text-style-name="P2" draw:layer="layout" svg:x1="6.2cm" svg:y1="18cm" svg:x2="6.2cm" svg:y2="19.2cm">
          <text:p/>
        </draw:line>
        <draw:line draw:style-name="gr8" draw:text-style-name="P2" draw:layer="layout" svg:x1="7cm" svg:y1="18.6cm" svg:x2="5.4cm" svg:y2="18.6cm">
          <text:p/>
        </draw:line>
        <draw:frame draw:style-name="gr6" draw:text-style-name="P8" draw:layer="layout" svg:width="0.2cm" svg:height="0.4cm" svg:x="7.1cm" svg:y="18.4cm">
          <draw:text-box>
            <text:p><text:span text:style-name="T5">1</text:span></text:p>
          </draw:text-box>
        </draw:frame>
        <draw:frame draw:style-name="gr6" draw:text-style-name="P6" draw:layer="layout" svg:width="0.2cm" svg:height="0.4cm" svg:x="7.1cm" svg:y="17.6cm">
          <draw:text-box>
            <text:p><text:span text:style-name="T3">2</text:span></text:p>
          </draw:text-box>
        </draw:frame>
        <draw:frame draw:style-name="gr6" draw:text-style-name="P7" draw:layer="layout" svg:width="0.2cm" svg:height="0.4cm" svg:x="5.1cm" svg:y="17.6cm">
          <draw:text-box>
            <text:p><text:span text:style-name="T4">4</text:span></text:p>
          </draw:text-box>
        </draw:frame>
        <draw:frame draw:style-name="gr6" draw:text-style-name="P6" draw:layer="layout" svg:width="0.2cm" svg:height="0.4cm" svg:x="6.1cm" svg:y="17.6cm">
          <draw:text-box>
            <text:p><text:span text:style-name="T3">3</text:span></text:p>
          </draw:text-box>
        </draw:frame>
        <draw:frame draw:style-name="gr6" draw:text-style-name="P6" draw:layer="layout" svg:width="0.2cm" svg:height="0.4cm" svg:x="5.1cm" svg:y="18.4cm">
          <draw:text-box>
            <text:p><text:span text:style-name="T3">5</text:span></text:p>
          </draw:text-box>
        </draw:frame>
        <draw:frame draw:style-name="gr6" draw:text-style-name="P7" draw:layer="layout" svg:width="0.2cm" svg:height="0.4cm" svg:x="5.1cm" svg:y="19.2cm">
          <draw:text-box>
            <text:p><text:span text:style-name="T4">6</text:span></text:p>
          </draw:text-box>
        </draw:frame>
        <draw:frame draw:style-name="gr6" draw:text-style-name="P6" draw:layer="layout" svg:width="0.2cm" svg:height="0.4cm" svg:x="6.1cm" svg:y="19.2cm">
          <draw:text-box>
            <text:p><text:span text:style-name="T3">7</text:span></text:p>
          </draw:text-box>
        </draw:frame>
        <draw:frame draw:style-name="gr6" draw:text-style-name="P6" draw:layer="layout" svg:width="0.2cm" svg:height="0.4cm" svg:x="7.1cm" svg:y="19.2cm">
          <draw:text-box>
            <text:p><text:span text:style-name="T3">8</text:span></text:p>
          </draw:text-box>
        </draw:frame>
        <draw:polyline draw:style-name="gr9" draw:text-style-name="P2" draw:layer="layout" svg:width="1.497cm" svg:height="0.561cm" draw:transform="rotate (-0.358839694210034) translate (5.59733289668209cm 18.0738894008116cm)" svg:viewBox="0 0 1498 562" draw:points="1498,0 749,281 0,562">
          <text:p/>
        </draw:polyline>
        <draw:frame draw:style-name="gr6" draw:text-style-name="P9" draw:layer="layout" svg:width="0.2cm" svg:height="0.4cm" svg:x="3.3cm" svg:y="18cm">
          <draw:text-box>
            <text:p><text:span text:style-name="T6">L</text:span></text:p>
          </draw:text-box>
        </draw:frame>
        <draw:frame draw:style-name="gr6" draw:text-style-name="P9" draw:layer="layout" svg:width="0.2cm" svg:height="0.4cm" svg:x="6.25cm" svg:y="18.8cm">
          <draw:text-box>
            <text:p><text:span text:style-name="T6">R</text:span></text:p>
          </draw:text-box>
        </draw:frame>
        <draw:polyline draw:style-name="gr10" draw:text-style-name="P2" draw:layer="layout" svg:width="1.286cm" svg:height="1.123cm" draw:transform="rotate (-0.358839694210034) translate (2.79462437137775cm 17.5478892370674cm)" svg:viewBox="0 0 1287 1124" draw:points="1287,0 749,843 0,1124">
          <text:p/>
        </draw:polyline>
        <draw:polyline draw:style-name="gr10" draw:text-style-name="P2" draw:layer="layout" svg:width="1.708cm" svg:height="0.28cm" draw:transform="rotate (-0.358839694210034) translate (5.49866644834104cm 18.3369447004058cm)" svg:viewBox="0 0 1709 281" draw:points="1709,281 749,0 0,281">
          <text:p/>
        </draw:polyline>
        <draw:rect draw:style-name="gr3" draw:text-style-name="P3" draw:layer="layout" svg:width="1.6cm" svg:height="1.2cm" svg:x="8.4cm" svg:y="18cm">
          <text:p/>
        </draw:rect>
        <draw:line draw:style-name="gr8" draw:text-style-name="P2" draw:layer="layout" svg:x1="9.2cm" svg:y1="18cm" svg:x2="9.2cm" svg:y2="19.2cm">
          <text:p/>
        </draw:line>
        <draw:line draw:style-name="gr8" draw:text-style-name="P2" draw:layer="layout" svg:x1="10cm" svg:y1="18.6cm" svg:x2="8.4cm" svg:y2="18.6cm">
          <text:p/>
        </draw:line>
        <draw:frame draw:style-name="gr6" draw:text-style-name="P7" draw:layer="layout" svg:width="0.2cm" svg:height="0.4cm" svg:x="10.1cm" svg:y="18.4cm">
          <draw:text-box>
            <text:p><text:span text:style-name="T4">1</text:span></text:p>
          </draw:text-box>
        </draw:frame>
        <draw:frame draw:style-name="gr6" draw:text-style-name="P6" draw:layer="layout" svg:width="0.2cm" svg:height="0.4cm" svg:x="10.1cm" svg:y="17.6cm">
          <draw:text-box>
            <text:p><text:span text:style-name="T3">2</text:span></text:p>
          </draw:text-box>
        </draw:frame>
        <draw:frame draw:style-name="gr6" draw:text-style-name="P7" draw:layer="layout" svg:width="0.2cm" svg:height="0.4cm" svg:x="8.1cm" svg:y="17.6cm">
          <draw:text-box>
            <text:p><text:span text:style-name="T4">4</text:span></text:p>
          </draw:text-box>
        </draw:frame>
        <draw:frame draw:style-name="gr6" draw:text-style-name="P6" draw:layer="layout" svg:width="0.2cm" svg:height="0.4cm" svg:x="9.1cm" svg:y="17.6cm">
          <draw:text-box>
            <text:p><text:span text:style-name="T3">3</text:span></text:p>
          </draw:text-box>
        </draw:frame>
        <draw:frame draw:style-name="gr6" draw:text-style-name="P8" draw:layer="layout" svg:width="0.2cm" svg:height="0.4cm" svg:x="8.1cm" svg:y="18.4cm">
          <draw:text-box>
            <text:p><text:span text:style-name="T5">5</text:span></text:p>
          </draw:text-box>
        </draw:frame>
        <draw:frame draw:style-name="gr6" draw:text-style-name="P7" draw:layer="layout" svg:width="0.2cm" svg:height="0.4cm" svg:x="8.1cm" svg:y="19.2cm">
          <draw:text-box>
            <text:p><text:span text:style-name="T4">6</text:span></text:p>
          </draw:text-box>
        </draw:frame>
        <draw:frame draw:style-name="gr6" draw:text-style-name="P6" draw:layer="layout" svg:width="0.2cm" svg:height="0.4cm" svg:x="9.1cm" svg:y="19.2cm">
          <draw:text-box>
            <text:p><text:span text:style-name="T3">7</text:span></text:p>
          </draw:text-box>
        </draw:frame>
        <draw:frame draw:style-name="gr6" draw:text-style-name="P6" draw:layer="layout" svg:width="0.2cm" svg:height="0.4cm" svg:x="10.1cm" svg:y="19.2cm">
          <draw:text-box>
            <text:p><text:span text:style-name="T3">8</text:span></text:p>
          </draw:text-box>
        </draw:frame>
        <draw:polyline draw:style-name="gr9" draw:text-style-name="P2" draw:layer="layout" svg:width="1.497cm" svg:height="0.561cm" draw:transform="rotate (-0.358839694210034) translate (8.59733289668209cm 18.0738894008116cm)" svg:viewBox="0 0 1498 562" draw:points="0,562 749,281 1498,0">
          <text:p/>
        </draw:polyline>
        <draw:rect draw:style-name="gr3" draw:text-style-name="P3" draw:layer="layout" svg:width="1.6cm" svg:height="1.2cm" svg:x="11.4cm" svg:y="18cm">
          <text:p/>
        </draw:rect>
        <draw:line draw:style-name="gr8" draw:text-style-name="P2" draw:layer="layout" svg:x1="12.2cm" svg:y1="18cm" svg:x2="12.2cm" svg:y2="19.2cm">
          <text:p/>
        </draw:line>
        <draw:line draw:style-name="gr8" draw:text-style-name="P2" draw:layer="layout" svg:x1="13cm" svg:y1="18.6cm" svg:x2="11.4cm" svg:y2="18.6cm">
          <text:p/>
        </draw:line>
        <draw:frame draw:style-name="gr6" draw:text-style-name="P7" draw:layer="layout" svg:width="0.2cm" svg:height="0.4cm" svg:x="13.1cm" svg:y="18.4cm">
          <draw:text-box>
            <text:p><text:span text:style-name="T4">1</text:span></text:p>
          </draw:text-box>
        </draw:frame>
        <draw:frame draw:style-name="gr6" draw:text-style-name="P6" draw:layer="layout" svg:width="0.2cm" svg:height="0.4cm" svg:x="13.1cm" svg:y="17.6cm">
          <draw:text-box>
            <text:p><text:span text:style-name="T3">2</text:span></text:p>
          </draw:text-box>
        </draw:frame>
        <draw:frame draw:style-name="gr6" draw:text-style-name="P7" draw:layer="layout" svg:width="0.2cm" svg:height="0.4cm" svg:x="11.1cm" svg:y="17.6cm">
          <draw:text-box>
            <text:p><text:span text:style-name="T4">4</text:span></text:p>
          </draw:text-box>
        </draw:frame>
        <draw:frame draw:style-name="gr6" draw:text-style-name="P6" draw:layer="layout" svg:width="0.2cm" svg:height="0.4cm" svg:x="12.1cm" svg:y="17.6cm">
          <draw:text-box>
            <text:p><text:span text:style-name="T3">3</text:span></text:p>
          </draw:text-box>
        </draw:frame>
        <draw:frame draw:style-name="gr6" draw:text-style-name="P8" draw:layer="layout" svg:width="0.2cm" svg:height="0.4cm" svg:x="11.1cm" svg:y="18.4cm">
          <draw:text-box>
            <text:p><text:span text:style-name="T5">5</text:span></text:p>
          </draw:text-box>
        </draw:frame>
        <draw:frame draw:style-name="gr6" draw:text-style-name="P7" draw:layer="layout" svg:width="0.2cm" svg:height="0.4cm" svg:x="11.1cm" svg:y="19.2cm">
          <draw:text-box>
            <text:p><text:span text:style-name="T4">6</text:span></text:p>
          </draw:text-box>
        </draw:frame>
        <draw:frame draw:style-name="gr6" draw:text-style-name="P6" draw:layer="layout" svg:width="0.2cm" svg:height="0.4cm" svg:x="12.1cm" svg:y="19.2cm">
          <draw:text-box>
            <text:p><text:span text:style-name="T3">7</text:span></text:p>
          </draw:text-box>
        </draw:frame>
        <draw:frame draw:style-name="gr6" draw:text-style-name="P6" draw:layer="layout" svg:width="0.2cm" svg:height="0.4cm" svg:x="13.1cm" svg:y="19.2cm">
          <draw:text-box>
            <text:p><text:span text:style-name="T3">8</text:span></text:p>
          </draw:text-box>
        </draw:frame>
        <draw:polyline draw:style-name="gr9" draw:text-style-name="P2" draw:layer="layout" svg:width="1.497cm" svg:height="0.561cm" draw:transform="rotate (-0.358839694210034) translate (11.5973328966821cm 18.0738894008116cm)" svg:viewBox="0 0 1498 562" draw:points="0,562 749,281 1498,0">
          <text:p/>
        </draw:polyline>
        <draw:frame draw:style-name="gr6" draw:text-style-name="P9" draw:layer="layout" svg:width="0.2cm" svg:height="0.4cm" svg:x="8.95cm" svg:y="18.8cm">
          <draw:text-box>
            <text:p><text:span text:style-name="T6">L</text:span></text:p>
          </draw:text-box>
        </draw:frame>
        <draw:frame draw:style-name="gr6" draw:text-style-name="P9" draw:layer="layout" svg:width="0.2cm" svg:height="0.4cm" svg:x="11.9cm" svg:y="18cm">
          <draw:text-box>
            <text:p><text:span text:style-name="T6">R</text:span></text:p>
          </draw:text-box>
        </draw:frame>
        <draw:polyline draw:style-name="gr10" draw:text-style-name="P2" draw:layer="layout" svg:width="1.286cm" svg:height="1.123cm" draw:transform="rotate (-0.358839694210034) translate (8.79462437137775cm 18.1478892370674cm)" svg:viewBox="0 0 1287 1124" draw:points="0,1124 538,281 1287,0">
          <text:p/>
        </draw:polyline>
        <draw:polyline draw:style-name="gr10" draw:text-style-name="P2" draw:layer="layout" svg:width="1.708cm" svg:height="0.28cm" draw:transform="rotate (-0.358839694210034) translate (11.4000414219864cm 17.9998895645558cm)" svg:viewBox="0 0 1709 281" draw:points="0,0 960,281 1709,0">
          <text:p/>
        </draw:polyline>
        <draw:rect draw:style-name="gr3" draw:text-style-name="P3" draw:layer="layout" svg:width="1.6cm" svg:height="1.2cm" svg:x="5.4cm" svg:y="20.5cm">
          <text:p/>
        </draw:rect>
        <draw:line draw:style-name="gr8" draw:text-style-name="P2" draw:layer="layout" svg:x1="6.2cm" svg:y1="20.5cm" svg:x2="6.2cm" svg:y2="21.7cm">
          <text:p/>
        </draw:line>
        <draw:line draw:style-name="gr8" draw:text-style-name="P2" draw:layer="layout" svg:x1="7cm" svg:y1="21.1cm" svg:x2="5.4cm" svg:y2="21.1cm">
          <text:p/>
        </draw:line>
        <draw:frame draw:style-name="gr6" draw:text-style-name="P7" draw:layer="layout" svg:width="0.2cm" svg:height="0.4cm" svg:x="7.1cm" svg:y="20.9cm">
          <draw:text-box>
            <text:p><text:span text:style-name="T4">1</text:span></text:p>
          </draw:text-box>
        </draw:frame>
        <draw:frame draw:style-name="gr6" draw:text-style-name="P8" draw:layer="layout" svg:width="0.2cm" svg:height="0.4cm" svg:x="7.1cm" svg:y="20.1cm">
          <draw:text-box>
            <text:p><text:span text:style-name="T5">2</text:span></text:p>
          </draw:text-box>
        </draw:frame>
        <draw:frame draw:style-name="gr6" draw:text-style-name="P7" draw:layer="layout" svg:width="0.2cm" svg:height="0.4cm" svg:x="5.1cm" svg:y="20.1cm">
          <draw:text-box>
            <text:p><text:span text:style-name="T4">4</text:span></text:p>
          </draw:text-box>
        </draw:frame>
        <draw:frame draw:style-name="gr6" draw:text-style-name="P6" draw:layer="layout" svg:width="0.2cm" svg:height="0.4cm" svg:x="6.1cm" svg:y="20.1cm">
          <draw:text-box>
            <text:p><text:span text:style-name="T3">3</text:span></text:p>
          </draw:text-box>
        </draw:frame>
        <draw:frame draw:style-name="gr6" draw:text-style-name="P6" draw:layer="layout" svg:width="0.2cm" svg:height="0.4cm" svg:x="5.1cm" svg:y="20.9cm">
          <draw:text-box>
            <text:p><text:span text:style-name="T3">5</text:span></text:p>
          </draw:text-box>
        </draw:frame>
        <draw:frame draw:style-name="gr6" draw:text-style-name="P7" draw:layer="layout" svg:width="0.2cm" svg:height="0.4cm" svg:x="5.1cm" svg:y="21.7cm">
          <draw:text-box>
            <text:p><text:span text:style-name="T4">6</text:span></text:p>
          </draw:text-box>
        </draw:frame>
        <draw:frame draw:style-name="gr6" draw:text-style-name="P6" draw:layer="layout" svg:width="0.2cm" svg:height="0.4cm" svg:x="6.1cm" svg:y="21.7cm">
          <draw:text-box>
            <text:p><text:span text:style-name="T3">7</text:span></text:p>
          </draw:text-box>
        </draw:frame>
        <draw:frame draw:style-name="gr6" draw:text-style-name="P6" draw:layer="layout" svg:width="0.2cm" svg:height="0.4cm" svg:x="7.1cm" svg:y="21.7cm">
          <draw:text-box>
            <text:p><text:span text:style-name="T3">8</text:span></text:p>
          </draw:text-box>
        </draw:frame>
        <draw:polyline draw:style-name="gr9" draw:text-style-name="P2" draw:layer="layout" svg:width="1.076cm" svg:height="1.684cm" draw:transform="rotate (-0.358839694210034) translate (5.99191584607341cm 20.1218890733231cm)" svg:viewBox="0 0 1077 1685" draw:points="1077,0 538,843 0,1685">
          <text:p/>
        </draw:polyline>
        <draw:rect draw:style-name="gr3" draw:text-style-name="P3" draw:layer="layout" svg:width="1.6cm" svg:height="1.2cm" svg:x="2.4cm" svg:y="20.5cm">
          <text:p/>
        </draw:rect>
        <draw:line draw:style-name="gr8" draw:text-style-name="P2" draw:layer="layout" svg:x1="3.2cm" svg:y1="20.5cm" svg:x2="3.2cm" svg:y2="21.7cm">
          <text:p/>
        </draw:line>
        <draw:line draw:style-name="gr8" draw:text-style-name="P2" draw:layer="layout" svg:x1="4cm" svg:y1="21.1cm" svg:x2="2.4cm" svg:y2="21.1cm">
          <text:p/>
        </draw:line>
        <draw:frame draw:style-name="gr6" draw:text-style-name="P7" draw:layer="layout" svg:width="0.2cm" svg:height="0.4cm" svg:x="4.1cm" svg:y="20.9cm">
          <draw:text-box>
            <text:p><text:span text:style-name="T4">1</text:span></text:p>
          </draw:text-box>
        </draw:frame>
        <draw:frame draw:style-name="gr6" draw:text-style-name="P6" draw:layer="layout" svg:width="0.2cm" svg:height="0.4cm" svg:x="4.1cm" svg:y="20.1cm">
          <draw:text-box>
            <text:p><text:span text:style-name="T3">2</text:span></text:p>
          </draw:text-box>
        </draw:frame>
        <draw:frame draw:style-name="gr6" draw:text-style-name="P7" draw:layer="layout" svg:width="0.2cm" svg:height="0.4cm" svg:x="2.1cm" svg:y="20.1cm">
          <draw:text-box>
            <text:p><text:span text:style-name="T4">4</text:span></text:p>
          </draw:text-box>
        </draw:frame>
        <draw:frame draw:style-name="gr6" draw:text-style-name="P6" draw:layer="layout" svg:width="0.2cm" svg:height="0.4cm" svg:x="3.1cm" svg:y="20.1cm">
          <draw:text-box>
            <text:p><text:span text:style-name="T3">3</text:span></text:p>
          </draw:text-box>
        </draw:frame>
        <draw:frame draw:style-name="gr6" draw:text-style-name="P6" draw:layer="layout" svg:width="0.2cm" svg:height="0.4cm" svg:x="2.1cm" svg:y="20.9cm">
          <draw:text-box>
            <text:p><text:span text:style-name="T3">5</text:span></text:p>
          </draw:text-box>
        </draw:frame>
        <draw:frame draw:style-name="gr6" draw:text-style-name="P7" draw:layer="layout" svg:width="0.2cm" svg:height="0.4cm" svg:x="2.1cm" svg:y="21.7cm">
          <draw:text-box>
            <text:p><text:span text:style-name="T4">6</text:span></text:p>
          </draw:text-box>
        </draw:frame>
        <draw:frame draw:style-name="gr6" draw:text-style-name="P6" draw:layer="layout" svg:width="0.2cm" svg:height="0.4cm" svg:x="3.1cm" svg:y="21.7cm">
          <draw:text-box>
            <text:p><text:span text:style-name="T3">7</text:span></text:p>
          </draw:text-box>
        </draw:frame>
        <draw:frame draw:style-name="gr6" draw:text-style-name="P8" draw:layer="layout" svg:width="0.2cm" svg:height="0.4cm" svg:x="4.1cm" svg:y="21.7cm">
          <draw:text-box>
            <text:p><text:span text:style-name="T5">8</text:span></text:p>
          </draw:text-box>
        </draw:frame>
        <draw:polyline draw:style-name="gr9" draw:text-style-name="P2" draw:layer="layout" svg:width="1.919cm" svg:height="0.561cm" draw:transform="rotate (-0.358839694210034) translate (2.4cm 20.5cm)" svg:viewBox="0 0 1920 562" draw:points="1920,562 960,281 0,0">
          <text:p/>
        </draw:polyline>
        <draw:frame draw:style-name="gr6" draw:text-style-name="P9" draw:layer="layout" svg:width="0.2cm" svg:height="0.4cm" svg:x="6.4cm" svg:y="21.2cm">
          <draw:text-box>
            <text:p><text:span text:style-name="T6">R</text:span></text:p>
          </draw:text-box>
        </draw:frame>
        <draw:frame draw:style-name="gr6" draw:text-style-name="P9" draw:layer="layout" svg:width="0.2cm" svg:height="0.4cm" svg:x="3.45cm" svg:y="20.6cm">
          <draw:text-box>
            <text:p><text:span text:style-name="T6">L</text:span></text:p>
          </draw:text-box>
        </draw:frame>
        <draw:polyline draw:style-name="gr10" draw:text-style-name="P2" draw:layer="layout" svg:width="1.286cm" svg:height="1.123cm" draw:transform="rotate (-0.358839694210034) translate (5.79462437137775cm 20.6478892370674cm)" svg:viewBox="0 0 1287 1124" draw:points="1287,0 538,281 0,1124">
          <text:p/>
        </draw:polyline>
        <draw:polyline draw:style-name="gr10" draw:text-style-name="P2" draw:layer="layout" svg:width="1.708cm" svg:height="0.28cm" draw:transform="rotate (-0.358839694210034) translate (2.40004142198643cm 20.4998895645558cm)" svg:viewBox="0 0 1709 281" draw:points="1709,0 960,281 0,0">
          <text:p/>
        </draw:polyline>
        <draw:rect draw:style-name="gr3" draw:text-style-name="P3" draw:layer="layout" svg:width="1.6cm" svg:height="1.2cm" svg:x="8.4cm" svg:y="20.5cm">
          <text:p/>
        </draw:rect>
        <draw:line draw:style-name="gr8" draw:text-style-name="P2" draw:layer="layout" svg:x1="9.2cm" svg:y1="20.5cm" svg:x2="9.2cm" svg:y2="21.7cm">
          <text:p/>
        </draw:line>
        <draw:line draw:style-name="gr8" draw:text-style-name="P2" draw:layer="layout" svg:x1="10cm" svg:y1="21.1cm" svg:x2="8.4cm" svg:y2="21.1cm">
          <text:p/>
        </draw:line>
        <draw:frame draw:style-name="gr6" draw:text-style-name="P7" draw:layer="layout" svg:width="0.2cm" svg:height="0.4cm" svg:x="10.1cm" svg:y="20.9cm">
          <draw:text-box>
            <text:p><text:span text:style-name="T4">1</text:span></text:p>
          </draw:text-box>
        </draw:frame>
        <draw:frame draw:style-name="gr6" draw:text-style-name="P6" draw:layer="layout" svg:width="0.2cm" svg:height="0.4cm" svg:x="10.1cm" svg:y="20.1cm">
          <draw:text-box>
            <text:p><text:span text:style-name="T3">2</text:span></text:p>
          </draw:text-box>
        </draw:frame>
        <draw:frame draw:style-name="gr6" draw:text-style-name="P8" draw:layer="layout" svg:width="0.2cm" svg:height="0.4cm" svg:x="8.1cm" svg:y="20.1cm">
          <draw:text-box>
            <text:p><text:span text:style-name="T5">4</text:span></text:p>
          </draw:text-box>
        </draw:frame>
        <draw:frame draw:style-name="gr6" draw:text-style-name="P6" draw:layer="layout" svg:width="0.2cm" svg:height="0.4cm" svg:x="9.1cm" svg:y="20.1cm">
          <draw:text-box>
            <text:p><text:span text:style-name="T3">3</text:span></text:p>
          </draw:text-box>
        </draw:frame>
        <draw:frame draw:style-name="gr6" draw:text-style-name="P7" draw:layer="layout" svg:width="0.2cm" svg:height="0.4cm" svg:x="8.1cm" svg:y="20.9cm">
          <draw:text-box>
            <text:p><text:span text:style-name="T4">5</text:span></text:p>
          </draw:text-box>
        </draw:frame>
        <draw:frame draw:style-name="gr6" draw:text-style-name="P7" draw:layer="layout" svg:width="0.2cm" svg:height="0.4cm" svg:x="8.1cm" svg:y="21.7cm">
          <draw:text-box>
            <text:p><text:span text:style-name="T4">6</text:span></text:p>
          </draw:text-box>
        </draw:frame>
        <draw:frame draw:style-name="gr6" draw:text-style-name="P6" draw:layer="layout" svg:width="0.2cm" svg:height="0.4cm" svg:x="9.1cm" svg:y="21.7cm">
          <draw:text-box>
            <text:p><text:span text:style-name="T3">7</text:span></text:p>
          </draw:text-box>
        </draw:frame>
        <draw:frame draw:style-name="gr6" draw:text-style-name="P6" draw:layer="layout" svg:width="0.2cm" svg:height="0.4cm" svg:x="10.1cm" svg:y="21.7cm">
          <draw:text-box>
            <text:p><text:span text:style-name="T3">8</text:span></text:p>
          </draw:text-box>
        </draw:frame>
        <draw:polyline draw:style-name="gr9" draw:text-style-name="P2" draw:layer="layout" svg:width="1.919cm" svg:height="0.561cm" draw:transform="rotate (-0.358839694210034) translate (8.4cm 20.5cm)" svg:viewBox="0 0 1920 562" draw:points="0,0 960,281 1920,562">
          <text:p/>
        </draw:polyline>
        <draw:rect draw:style-name="gr3" draw:text-style-name="P3" draw:layer="layout" svg:width="1.6cm" svg:height="1.2cm" svg:x="11.4cm" svg:y="20.5cm">
          <text:p/>
        </draw:rect>
        <draw:line draw:style-name="gr8" draw:text-style-name="P2" draw:layer="layout" svg:x1="12.2cm" svg:y1="20.5cm" svg:x2="12.2cm" svg:y2="21.7cm">
          <text:p/>
        </draw:line>
        <draw:line draw:style-name="gr8" draw:text-style-name="P2" draw:layer="layout" svg:x1="13cm" svg:y1="21.1cm" svg:x2="11.4cm" svg:y2="21.1cm">
          <text:p/>
        </draw:line>
        <draw:frame draw:style-name="gr6" draw:text-style-name="P7" draw:layer="layout" svg:width="0.2cm" svg:height="0.4cm" svg:x="13.1cm" svg:y="20.9cm">
          <draw:text-box>
            <text:p><text:span text:style-name="T4">1</text:span></text:p>
          </draw:text-box>
        </draw:frame>
        <draw:frame draw:style-name="gr6" draw:text-style-name="P6" draw:layer="layout" svg:width="0.2cm" svg:height="0.4cm" svg:x="13.1cm" svg:y="20.1cm">
          <draw:text-box>
            <text:p><text:span text:style-name="T3">2</text:span></text:p>
          </draw:text-box>
        </draw:frame>
        <draw:frame draw:style-name="gr6" draw:text-style-name="P7" draw:layer="layout" svg:width="0.2cm" svg:height="0.4cm" svg:x="11.1cm" svg:y="20.1cm">
          <draw:text-box>
            <text:p><text:span text:style-name="T4">4</text:span></text:p>
          </draw:text-box>
        </draw:frame>
        <draw:frame draw:style-name="gr6" draw:text-style-name="P6" draw:layer="layout" svg:width="0.2cm" svg:height="0.4cm" svg:x="12.1cm" svg:y="20.1cm">
          <draw:text-box>
            <text:p><text:span text:style-name="T3">3</text:span></text:p>
          </draw:text-box>
        </draw:frame>
        <draw:frame draw:style-name="gr6" draw:text-style-name="P7" draw:layer="layout" svg:width="0.2cm" svg:height="0.4cm" svg:x="11.1cm" svg:y="20.9cm">
          <draw:text-box>
            <text:p><text:span text:style-name="T4">5</text:span></text:p>
          </draw:text-box>
        </draw:frame>
        <draw:frame draw:style-name="gr6" draw:text-style-name="P8" draw:layer="layout" svg:width="0.2cm" svg:height="0.4cm" svg:x="11.1cm" svg:y="21.7cm">
          <draw:text-box>
            <text:p><text:span text:style-name="T5">6</text:span></text:p>
          </draw:text-box>
        </draw:frame>
        <draw:frame draw:style-name="gr6" draw:text-style-name="P6" draw:layer="layout" svg:width="0.2cm" svg:height="0.4cm" svg:x="12.1cm" svg:y="21.7cm">
          <draw:text-box>
            <text:p><text:span text:style-name="T3">7</text:span></text:p>
          </draw:text-box>
        </draw:frame>
        <draw:frame draw:style-name="gr6" draw:text-style-name="P6" draw:layer="layout" svg:width="0.2cm" svg:height="0.4cm" svg:x="13.1cm" svg:y="21.7cm">
          <draw:text-box>
            <text:p><text:span text:style-name="T3">8</text:span></text:p>
          </draw:text-box>
        </draw:frame>
        <draw:polyline draw:style-name="gr9" draw:text-style-name="P2" draw:layer="layout" svg:width="1.076cm" svg:height="1.684cm" draw:transform="rotate (-0.358839694210034) translate (11.9919158460734cm 20.1218890733231cm)" svg:viewBox="0 0 1077 1685" draw:points="0,1685 538,843 1077,0">
          <text:p/>
        </draw:polyline>
        <draw:frame draw:style-name="gr6" draw:text-style-name="P9" draw:layer="layout" svg:width="0.2cm" svg:height="0.4cm" svg:x="8.75cm" svg:y="21.3cm">
          <draw:text-box>
            <text:p><text:span text:style-name="T6">L</text:span></text:p>
          </draw:text-box>
        </draw:frame>
        <draw:frame draw:style-name="gr6" draw:text-style-name="P9" draw:layer="layout" svg:width="0.2cm" svg:height="0.4cm" svg:x="11.8cm" svg:y="20.6cm">
          <draw:text-box>
            <text:p><text:span text:style-name="T6">R</text:span></text:p>
          </draw:text-box>
        </draw:frame>
        <draw:polyline draw:style-name="gr10" draw:text-style-name="P2" draw:layer="layout" svg:width="1.708cm" svg:height="0.28cm" draw:transform="rotate (-0.358839694210034) translate (8.49866644834105cm 20.8369447004058cm)" svg:viewBox="0 0 1709 281" draw:points="0,281 749,0 1709,281">
          <text:p/>
        </draw:polyline>
        <draw:polyline draw:style-name="gr10" draw:text-style-name="P2" draw:layer="layout" svg:width="1.286cm" svg:height="1.123cm" draw:transform="rotate (-0.358839694210034) translate (11.7946243713777cm 20.0478892370674cm)" svg:viewBox="0 0 1287 1124" draw:points="0,1124 749,843 1287,0">
          <text:p/>
        </draw:polyline>
        <draw:circle draw:style-name="gr1" draw:text-style-name="P1" draw:layer="layout" svg:width="0.2cm" svg:height="0.2cm" svg:x="10.9cm" svg:y="26.9cm">
          <text:p/>
        </draw:circle>
        <draw:rect draw:style-name="gr3" draw:text-style-name="P3" draw:layer="layout" svg:width="4cm" svg:height="3cm" svg:x="11cm" svg:y="24cm">
          <text:p/>
        </draw:rect>
        <draw:polyline draw:style-name="gr7" draw:text-style-name="P2" draw:layer="layout" svg:width="4.271cm" svg:height="0.701cm" draw:transform="rotate (-0.358839694210034) translate (11.0001035549661cm 23.9997239113895cm)" svg:viewBox="0 0 4272 702" draw:points="0,0 2399,702 4272,0">
          <text:p/>
        </draw:polyline>
        <draw:frame draw:style-name="gr6" draw:text-style-name="P4" draw:layer="layout" svg:width="0.6cm" svg:height="0.9cm" svg:x="15.2cm" svg:y="24.9cm">
          <draw:text-box>
            <text:p><text:span text:style-name="T1">1</text:span></text:p>
          </draw:text-box>
        </draw:frame>
        <draw:frame draw:style-name="gr6" draw:text-style-name="P4" draw:layer="layout" svg:width="0.6cm" svg:height="0.9cm" svg:x="15.2cm" svg:y="27.1cm">
          <draw:text-box>
            <text:p><text:span text:style-name="T1">8</text:span></text:p>
          </draw:text-box>
        </draw:frame>
        <draw:frame draw:style-name="gr6" draw:text-style-name="P4" draw:layer="layout" svg:width="0.6cm" svg:height="0.9cm" svg:x="12.7cm" svg:y="27.1cm">
          <draw:text-box>
            <text:p><text:span text:style-name="T1">7</text:span></text:p>
          </draw:text-box>
        </draw:frame>
        <draw:circle draw:style-name="gr1" draw:text-style-name="P1" draw:layer="layout" svg:width="0.2cm" svg:height="0.2cm" svg:x="14.9cm" svg:y="26.9cm">
          <text:p/>
        </draw:circle>
        <draw:frame draw:style-name="gr6" draw:text-style-name="P4" draw:layer="layout" svg:width="0.6cm" svg:height="0.9cm" svg:x="15.2cm" svg:y="23.1cm">
          <draw:text-box>
            <text:p><text:span text:style-name="T1">2</text:span></text:p>
          </draw:text-box>
        </draw:frame>
        <draw:frame draw:style-name="gr6" draw:text-style-name="P4" draw:layer="layout" svg:width="0.6cm" svg:height="0.9cm" svg:x="12.7cm" svg:y="23.1cm">
          <draw:text-box>
            <text:p><text:span text:style-name="T1">3</text:span></text:p>
          </draw:text-box>
        </draw:frame>
        <draw:frame draw:style-name="gr6" draw:text-style-name="P4" draw:layer="layout" svg:width="0.6cm" svg:height="0.9cm" svg:x="10.2cm" svg:y="23.1cm">
          <draw:text-box>
            <text:p><text:span text:style-name="T1">4</text:span></text:p>
          </draw:text-box>
        </draw:frame>
        <draw:frame draw:style-name="gr6" draw:text-style-name="P4" draw:layer="layout" svg:width="0.6cm" svg:height="0.9cm" svg:x="10.2cm" svg:y="25cm">
          <draw:text-box>
            <text:p><text:span text:style-name="T1">5</text:span></text:p>
          </draw:text-box>
        </draw:frame>
        <draw:frame draw:style-name="gr6" draw:text-style-name="P4" draw:layer="layout" svg:width="0.6cm" svg:height="0.9cm" svg:x="10.2cm" svg:y="27.1cm">
          <draw:text-box>
            <text:p><text:span text:style-name="T1">6</text:span></text:p>
          </draw:text-box>
        </draw:frame>
        <draw:circle draw:style-name="gr1" draw:text-style-name="P1" draw:layer="layout" svg:width="0.2cm" svg:height="0.2cm" svg:x="14.9cm" svg:y="25.4cm">
          <text:p/>
        </draw:circle>
        <draw:circle draw:style-name="gr1" draw:text-style-name="P1" draw:layer="layout" svg:width="0.2cm" svg:height="0.2cm" svg:x="12.9cm" svg:y="26.9cm">
          <text:p/>
        </draw:circle>
        <draw:circle draw:style-name="gr1" draw:text-style-name="P1" draw:layer="layout" svg:width="0.2cm" svg:height="0.2cm" svg:x="10.9cm" svg:y="23.9cm">
          <text:p/>
        </draw:circle>
        <draw:circle draw:style-name="gr1" draw:text-style-name="P1" draw:layer="layout" svg:width="0.2cm" svg:height="0.2cm" svg:x="14.9cm" svg:y="23.9cm">
          <text:p/>
        </draw:circle>
        <draw:circle draw:style-name="gr1" draw:text-style-name="P1" draw:layer="layout" svg:width="0.2cm" svg:height="0.2cm" svg:x="12.9cm" svg:y="23.9cm">
          <text:p/>
        </draw:circle>
        <draw:circle draw:style-name="gr1" draw:text-style-name="P1" draw:layer="layout" svg:width="0.2cm" svg:height="0.2cm" svg:x="10.9cm" svg:y="25.4cm">
          <text:p/>
        </draw:circle>
        <draw:rect draw:style-name="gr3" draw:text-style-name="P3" draw:layer="layout" svg:width="1.6cm" svg:height="1.2cm" svg:x="2.4cm" svg:y="11cm">
          <text:p/>
        </draw:rect>
        <draw:polygon draw:style-name="gr11" draw:text-style-name="P10" draw:layer="layout" svg:width="1.599cm" svg:height="0.599cm" svg:x="2.4cm" svg:y="11cm" svg:viewBox="0 0 1600 600" draw:points="0,600 1600,600 1600,0 0,0">
          <text:p/>
        </draw:polygon>
        <draw:polygon draw:style-name="gr12" draw:text-style-name="P11" draw:layer="layout" svg:width="1.599cm" svg:height="0.599cm" svg:x="2.4cm" svg:y="11.6cm" svg:viewBox="0 0 1600 600" draw:points="0,0 1600,0 1600,600 0,600">
          <text:p/>
        </draw:polygon>
        <draw:frame draw:style-name="gr6" draw:text-style-name="P8" draw:layer="layout" svg:width="0.5cm" svg:height="0.4cm" svg:x="2.6cm" svg:y="11.1cm">
          <draw:text-box>
            <text:p><text:span text:style-name="T5">TOP</text:span></text:p>
          </draw:text-box>
        </draw:frame>
        <draw:frame draw:style-name="gr6" draw:text-style-name="P8" draw:layer="layout" svg:width="0.9cm" svg:height="0.4cm" svg:x="2.5cm" svg:y="11.8cm">
          <draw:text-box>
            <text:p><text:span text:style-name="T5">BOTTOM</text:span></text:p>
          </draw:text-box>
        </draw:frame>
        <draw:rect draw:style-name="gr3" draw:text-style-name="P3" draw:layer="layout" svg:width="1.6cm" svg:height="1.2cm" svg:x="13.3cm" svg:y="11cm">
          <text:p/>
        </draw:rect>
        <draw:rect draw:style-name="gr3" draw:text-style-name="P3" draw:layer="layout" svg:width="1.6cm" svg:height="1.2cm" svg:x="16.3cm" svg:y="11cm">
          <text:p/>
        </draw:rect>
        <draw:line draw:style-name="gr8" draw:text-style-name="P2" draw:layer="layout" svg:x1="17.1cm" svg:y1="11cm" svg:x2="17.1cm" svg:y2="12.2cm">
          <text:p/>
        </draw:line>
        <draw:line draw:style-name="gr8" draw:text-style-name="P2" draw:layer="layout" svg:x1="17.9cm" svg:y1="11.6cm" svg:x2="16.3cm" svg:y2="11.6cm">
          <text:p/>
        </draw:line>
        <draw:frame draw:style-name="gr6" draw:text-style-name="P7" draw:layer="layout" svg:width="0.2cm" svg:height="0.4cm" svg:x="18cm" svg:y="11.4cm">
          <draw:text-box>
            <text:p><text:span text:style-name="T4">1</text:span></text:p>
          </draw:text-box>
        </draw:frame>
        <draw:frame draw:style-name="gr6" draw:text-style-name="P6" draw:layer="layout" svg:width="0.2cm" svg:height="0.4cm" svg:x="17cm" svg:y="12.2cm">
          <draw:text-box>
            <text:p><text:span text:style-name="T3">7</text:span></text:p>
          </draw:text-box>
        </draw:frame>
        <draw:frame draw:style-name="gr6" draw:text-style-name="P6" draw:layer="layout" svg:width="0.2cm" svg:height="0.4cm" svg:x="18cm" svg:y="12.2cm">
          <draw:text-box>
            <text:p><text:span text:style-name="T3">8</text:span></text:p>
          </draw:text-box>
        </draw:frame>
        <draw:polygon draw:style-name="gr11" draw:text-style-name="P10" draw:layer="layout" svg:width="1.599cm" svg:height="0.599cm" svg:x="13.3cm" svg:y="11cm" svg:viewBox="0 0 1600 600" draw:points="0,600 800,600 1600,0 0,0">
          <text:p/>
        </draw:polygon>
        <draw:polygon draw:style-name="gr13" draw:text-style-name="P12" draw:layer="layout" svg:width="0.799cm" svg:height="1.199cm" svg:x="14.1cm" svg:y="11cm" svg:viewBox="0 0 800 1200" draw:points="0,600 800,1200 800,0">
          <text:p/>
        </draw:polygon>
        <draw:frame draw:style-name="gr6" draw:text-style-name="P6" draw:layer="layout" svg:width="0.2cm" svg:height="0.4cm" svg:x="18cm" svg:y="10.6cm">
          <draw:text-box>
            <text:p><text:span text:style-name="T3">2</text:span></text:p>
          </draw:text-box>
        </draw:frame>
        <draw:frame draw:style-name="gr6" draw:text-style-name="P7" draw:layer="layout" svg:width="0.2cm" svg:height="0.4cm" svg:x="15.9cm" svg:y="10.6cm">
          <draw:text-box>
            <text:p><text:span text:style-name="T4">4</text:span></text:p>
          </draw:text-box>
        </draw:frame>
        <draw:frame draw:style-name="gr6" draw:text-style-name="P6" draw:layer="layout" svg:width="0.2cm" svg:height="0.4cm" svg:x="17cm" svg:y="10.6cm">
          <draw:text-box>
            <text:p><text:span text:style-name="T3">3</text:span></text:p>
          </draw:text-box>
        </draw:frame>
        <draw:frame draw:style-name="gr6" draw:text-style-name="P6" draw:layer="layout" svg:width="0.2cm" svg:height="0.4cm" svg:x="15.9cm" svg:y="11.4cm">
          <draw:text-box>
            <text:p><text:span text:style-name="T3">5</text:span></text:p>
          </draw:text-box>
        </draw:frame>
        <draw:frame draw:style-name="gr6" draw:text-style-name="P7" draw:layer="layout" svg:width="0.2cm" svg:height="0.4cm" svg:x="15.9cm" svg:y="12.2cm">
          <draw:text-box>
            <text:p><text:span text:style-name="T4">6</text:span></text:p>
          </draw:text-box>
        </draw:frame>
        <draw:polygon draw:style-name="gr12" draw:text-style-name="P11" draw:layer="layout" svg:width="1.599cm" svg:height="0.599cm" svg:x="13.3cm" svg:y="11.6cm" svg:viewBox="0 0 1600 600" draw:points="0,0 800,0 1600,600 0,600">
          <text:p/>
        </draw:polygon>
        <draw:frame draw:style-name="gr6" draw:text-style-name="P8" draw:layer="layout" svg:width="0.5cm" svg:height="0.4cm" svg:x="13.5cm" svg:y="11.1cm">
          <draw:text-box>
            <text:p><text:span text:style-name="T5">TOP</text:span></text:p>
          </draw:text-box>
        </draw:frame>
        <draw:frame draw:style-name="gr6" draw:text-style-name="P8" draw:layer="layout" svg:width="0.9cm" svg:height="0.4cm" svg:x="13.4cm" svg:y="11.8cm">
          <draw:text-box>
            <text:p><text:span text:style-name="T5">BOTTOM</text:span></text:p>
          </draw:text-box>
        </draw:frame>
        <draw:frame draw:style-name="gr6" draw:text-style-name="P8" draw:layer="layout" svg:width="0.45cm" svg:height="0.4cm" svg:x="14.4cm" svg:y="11.4cm">
          <draw:text-box>
            <text:p><text:span text:style-name="T5">MID</text:span></text:p>
          </draw:text-box>
        </draw:frame>
        <draw:polygon draw:style-name="gr13" draw:text-style-name="P12" draw:layer="layout" svg:width="0.799cm" svg:height="1.199cm" svg:x="16.3cm" svg:y="11cm" svg:viewBox="0 0 800 1200" draw:points="800,600 0,1200 0,0">
          <text:p/>
        </draw:polygon>
        <draw:polygon draw:style-name="gr11" draw:text-style-name="P10" draw:layer="layout" svg:width="1.599cm" svg:height="0.599cm" svg:x="16.3cm" svg:y="11cm" svg:viewBox="0 0 1600 600" draw:points="800,600 1600,600 1600,0 0,0">
          <text:p/>
        </draw:polygon>
        <draw:polygon draw:style-name="gr12" draw:text-style-name="P11" draw:layer="layout" svg:width="1.599cm" svg:height="0.599cm" svg:x="16.3cm" svg:y="11.6cm" svg:viewBox="0 0 1600 600" draw:points="800,0 1600,0 1600,600 0,600">
          <text:p/>
        </draw:polygon>
        <draw:frame draw:style-name="gr6" draw:text-style-name="P8" draw:layer="layout" svg:width="0.5cm" svg:height="0.4cm" svg:x="17.2cm" svg:y="11.1cm">
          <draw:text-box>
            <text:p><text:span text:style-name="T5">TOP</text:span></text:p>
          </draw:text-box>
        </draw:frame>
        <draw:frame draw:style-name="gr6" draw:text-style-name="P8" draw:layer="layout" svg:width="0.9cm" svg:height="0.4cm" svg:x="16.9cm" svg:y="11.8cm">
          <draw:text-box>
            <text:p><text:span text:style-name="T5">BOTTOM</text:span></text:p>
          </draw:text-box>
        </draw:frame>
        <draw:frame draw:style-name="gr6" draw:text-style-name="P8" draw:layer="layout" svg:width="0.45cm" svg:height="0.4cm" svg:x="16.4cm" svg:y="11.4cm">
          <draw:text-box>
            <text:p><text:span text:style-name="T5">MID</text:span></text:p>
          </draw:text-box>
        </draw:frame>
        <draw:frame draw:style-name="gr6" draw:text-style-name="P14" draw:layer="layout" svg:width="1.2cm" svg:height="0.5cm" svg:x="2.6cm" svg:y="10.4cm">
          <draw:text-box>
            <text:p text:style-name="P13"><text:span text:style-name="T7">dir=“1“</text:span></text:p>
          </draw:text-box>
        </draw:frame>
        <draw:rect draw:style-name="gr3" draw:text-style-name="P3" draw:layer="layout" svg:width="1.6cm" svg:height="1.2cm" svg:x="5.4cm" svg:y="11cm">
          <text:p/>
        </draw:rect>
        <draw:polygon draw:style-name="gr11" draw:text-style-name="P10" draw:layer="layout" svg:width="1.599cm" svg:height="1.199cm" svg:x="5.4cm" svg:y="11cm" svg:viewBox="0 0 1600 1200" draw:points="0,1200 1600,0 0,0">
          <text:p/>
        </draw:polygon>
        <draw:polygon draw:style-name="gr12" draw:text-style-name="P11" draw:layer="layout" svg:width="1.599cm" svg:height="1.199cm" svg:x="5.4cm" svg:y="11cm" svg:viewBox="0 0 1600 1200" draw:points="1600,0 1600,1200 0,1200">
          <text:p/>
        </draw:polygon>
        <draw:frame draw:style-name="gr6" draw:text-style-name="P8" draw:layer="layout" svg:width="0.5cm" svg:height="0.4cm" svg:x="5.6cm" svg:y="11.1cm">
          <draw:text-box>
            <text:p><text:span text:style-name="T5">TOP</text:span></text:p>
          </draw:text-box>
        </draw:frame>
        <draw:frame draw:style-name="gr6" draw:text-style-name="P8" draw:layer="layout" svg:width="0.9cm" svg:height="0.4cm" svg:x="6cm" svg:y="11.8cm">
          <draw:text-box>
            <text:p><text:span text:style-name="T5">BOTTOM</text:span></text:p>
          </draw:text-box>
        </draw:frame>
        <draw:frame draw:style-name="gr6" draw:text-style-name="P14" draw:layer="layout" svg:width="1.2cm" svg:height="0.5cm" svg:x="5.6cm" svg:y="10.4cm">
          <draw:text-box>
            <text:p text:style-name="P13"><text:span text:style-name="T7">dir=“2“</text:span></text:p>
          </draw:text-box>
        </draw:frame>
        <draw:rect draw:style-name="gr3" draw:text-style-name="P3" draw:layer="layout" svg:width="1.6cm" svg:height="1.2cm" svg:x="8.4cm" svg:y="11cm">
          <text:p/>
        </draw:rect>
        <draw:polygon draw:style-name="gr11" draw:text-style-name="P10" draw:layer="layout" svg:width="1.599cm" svg:height="1.199cm" svg:x="8.4cm" svg:y="11cm" svg:viewBox="0 0 1600 1200" draw:points="1600,1200 1600,0 0,0">
          <text:p/>
        </draw:polygon>
        <draw:polygon draw:style-name="gr12" draw:text-style-name="P11" draw:layer="layout" svg:width="1.599cm" svg:height="1.199cm" svg:x="8.4cm" svg:y="11cm" svg:viewBox="0 0 1600 1200" draw:points="0,1200 1600,1200 0,0">
          <text:p/>
        </draw:polygon>
        <draw:frame draw:style-name="gr6" draw:text-style-name="P8" draw:layer="layout" svg:width="0.5cm" svg:height="0.4cm" svg:x="9.3cm" svg:y="11.1cm">
          <draw:text-box>
            <text:p><text:span text:style-name="T5">TOP</text:span></text:p>
          </draw:text-box>
        </draw:frame>
        <draw:frame draw:style-name="gr6" draw:text-style-name="P8" draw:layer="layout" svg:width="0.9cm" svg:height="0.4cm" svg:x="8.5cm" svg:y="11.8cm">
          <draw:text-box>
            <text:p><text:span text:style-name="T5">BOTTOM</text:span></text:p>
          </draw:text-box>
        </draw:frame>
        <draw:frame draw:style-name="gr6" draw:text-style-name="P14" draw:layer="layout" svg:width="1.2cm" svg:height="0.5cm" svg:x="8.6cm" svg:y="10.4cm">
          <draw:text-box>
            <text:p text:style-name="P13"><text:span text:style-name="T7">dir=“8“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Small_20_Arrow" draw:display-name="Small Arrow" svg:viewBox="0 0 1321 3493" svg:d="M1321 3493h-1321l702-3493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initial-creator>Karl Hartinger</meta:initial-creator>
    <meta:creation-date>2021-12-21T13:43:30.30</meta:creation-date>
    <dc:date>2026-01-23T14:32:47.907585500</dc:date>
    <meta:editing-duration>P1DT14H58M41S</meta:editing-duration>
    <meta:editing-cycles>58</meta:editing-cycles>
    <meta:generator>LibreOffice/25.8.4.2$Windows_X86_64 LibreOffice_project/290daaa01b999472f0c7a3890eb6a550fd74c6df</meta:generator>
    <meta:print-date>2025-12-29T14:54:08.597959500</meta:print-date>
    <meta:document-statistic meta:object-count="242"/>
  </office:meta>
</office:document-meta>
</file>